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f2328" fo:font-size="12pt" style:font-size-asian="12pt" style:font-size-complex="12pt" fo:background-color="#ffffff"/>
    </style:style>
    <style:style style:name="T2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tableau visualization has been published and can be directly viewed using the following link: (Tableau server link) </text:span><text:a xlink:type="simple" xlink:href="https://tableau.admin.uillinois.edu/views/Project-AirbnbInsights/Story1?iframeSizedToWindow=true&amp;:embed=y&amp;:showAppBanner=false&amp;:display_count=no&amp;:showVizHome=no" text:style-name="ListLabel_20_1" text:visited-style-name="ListLabel_20_1"><text:span text:style-name="T2">https://tableau.admin.uillinois.edu/views/Project-AirbnbInsights/Story1?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9" meta:character-count="192" meta:non-whitespace-character-count="174"/>
    <meta:generator>LibreOfficeDev/6.0.5.2$Linux_X86_64 LibreOffice_project/</meta:generator>
  </office:meta>
</office:document-meta>
</file>